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264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PERCENT_0-2_Algorithms_list_sorting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palnia_DATASIZE_200_KNN_3_distanceAlgorithm_STATISTICS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22:49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